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adornments="12 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9ed" officeooo:paragraph-rsid="0009a9ed"/>
    </style:style>
    <style:style style:name="P2" style:family="paragraph" style:parent-style-name="Standard">
      <style:text-properties officeooo:rsid="000b4249" officeooo:paragraph-rsid="000b4249"/>
    </style:style>
    <style:style style:name="P3" style:family="paragraph" style:parent-style-name="Standard">
      <style:text-properties officeooo:rsid="000bf9e6" officeooo:paragraph-rsid="000bf9e6"/>
    </style:style>
    <style:style style:name="T1" style:family="text">
      <style:text-properties style:font-name="LM Mono 12" fo:language="es" fo:country="VE" style:font-size-asian="10.5pt"/>
    </style:style>
    <style:style style:name="T2" style:family="text">
      <style:text-properties style:font-name="LM Mono 12" style:font-size-asian="10.5pt"/>
    </style:style>
    <style:style style:name="T3" style:family="text">
      <style:text-properties officeooo:rsid="000b4249"/>
    </style:style>
    <style:style style:name="T4" style:family="text">
      <style:text-properties fo:language="es" fo:country="VE"/>
    </style:style>
    <style:style style:name="T5" style:family="text">
      <style:text-properties officeooo:rsid="000eed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b) El <text:span text:style-name="T2">resultado</text:span> se encuentra fuera del rango de la <text:span text:style-name="T5">función</text:span>, esto <text:span text:style-name="T5">podría</text:span> explicarse si observamos que es una <text:span text:style-name="T5">división</text:span> con un divisor <text:span text:style-name="T3">al cuadrado, entonces si x es numero pequeño, con la potencia se haría mas pequeño y al efectuar la división el resultado de esta daría números muy grandes, estos casos de las divisiones son una fuente frecuente de error.</text:span></text:p>
      <text:p text:style-name="P1"/>
      <text:p text:style-name="P2">1.c) el resultado obtenido esta vez esta dentro del rango y <text:span text:style-name="T5">además</text:span> de eso es mucho mas preciso, esto se debe a que el divisor en la <text:span text:style-name="T5">operación</text:span> es una <text:span text:style-name="T5">fracción</text:span> y no una potencia, por lo que sera mas grande que con la formula anterior y es menos propenso a causar errores.</text:p>
      <text:p text:style-name="P2"/>
      <text:p text:style-name="P3">3.a) En el primer calculo el resultado fue 1</text:p>
      <text:p text:style-name="P3"/>
      <text:p text:style-name="P3">3.b) En el segundo calculo el resultado fue 32768, este error tan grande se debe a que en esta segunda formula estamos elevan<text:span text:style-name="T5">do números</text:span> bastante grandes mientras que en la primera al elevar la diferencia entre los <text:span text:style-name="T5">números</text:span> (la cual es bastante pequeña) no se genera un error tan gran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adornments="12 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19:52:37.753530454</meta:creation-date>
    <dc:date>2015-01-05T23:10:16.807336459</dc:date>
    <meta:editing-duration>PT1H40M41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174" meta:character-count="953" meta:non-whitespace-character-count="783"/>
  </office:meta>
</office:document-meta>
</file>